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fo:color="#cc0033"/>
    </style:style>
    <style:style style:name="Sect1" style:family="section">
      <style:section-properties fo:margin-left="0in" fo:margin-right="0in"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JSR 241：Groovy语言</text:h>
      <text:section text:style-name="Sect1" text:name="main">
        <text:p text:style-name="Text_20_body">Groovy is a new agile dynamic language for the JVM combining lots of great features from languages like Python, Ruby and Smalltalk and making them available to the Java developers using a Java-like syntax.</text:p>
        <text:p text:style-name="Text_20_body">Groovy is designed to help you get things done on the Java platform in a quicker, more concise and fun way - bringing the power of Python and Ruby inside the Java platform.</text:p>
        <text:p text:style-name="Text_20_body">Groovy can be used as an alternative compiler to javac to generate standard Java bytecode to be used by any Java project or it can be used dynamically as an alternative language such as for scripting Java objects, templating or writing unit test cases. </text:p>
        <text:p text:style-name="Text_20_body">很有趣的一个JSR，它的发起人是Richard Monson-Haefel。在CodeHaus有一个Groovy的open source项目：<text:a xlink:type="simple" xlink:href="http://groovy.codehaus.org/" office:target-frame-name="_blank" xlink:show="new">http://groovy.codehaus.org/</text:a> 。在我的印象中，Java的脚本语言能力是用BSH之类的东西解析Java语法实现的，另外就是Jython作为Python的运行引擎。这次推出一个新的脚本语言，而且还走上了标准化进程，值得关注。</text:p>
        <text:p text:style-name="P2">2004年03月18日, 星期四 08:37 (86813)</text:p>
      </text:section>
      <text:section text:style-name="Sect1" text:name="Section1">
        <text:h text:style-name="P1" text:outline-level="1" text:is-list-header="true"><text:bookmark text:name="main"/>浅尝Groovy：GroovyMarkup</text:h>
        <text:p text:style-name="P2">GroovyMarkup可以很方便地生成XML标记串，我觉得是最方便的一种方式了，比模板填充、Castor映射等方式都要直观易懂。譬如一个Person类：</text:p>
        <text:p text:style-name="P2"> </text:p>
        <text:p text:style-name="P2">class Person {<text:line-break/> _name;<text:line-break/> _age;<text:line-break/> _sex;</text:p>
        <text:p text:style-name="P2">...</text:p>
        <text:p text:style-name="P2">}</text:p>
        <text:p text:style-name="P2"> </text:p>
        <text:p text:style-name="P2">下列方法可以生成XML标记串：</text:p>
        <text:p text:style-name="P2"> </text:p>
        <text:p text:style-name="P2">import groovy.xml.MarkupBuilder </text:p>
        <text:p text:style-name="P2">class Person {<text:line-break/>...</text:p>
        <text:p text:style-name="P2"> toXml() {<text:line-break/>  xml = new MarkupBuilder();<text:line-break/>  xml.person(name:_name){<text:line-break/>   age(_age)<text:line-break/>   sex(_sex)<text:line-break/>  }<text:line-break/> }<text:line-break/>}</text:p>
        <text:p text:style-name="P2"> </text:p>
        <text:p text:style-name="P2">调用toXml()方法，得到下列字符串：</text:p>
        <text:p text:style-name="P2"> </text:p>
        <text:p text:style-name="P2">&lt;person name='Gigix'&gt;<text:line-break/>  &lt;age&gt;24&lt;/age&gt;<text:line-break/>  &lt;sex&gt;male&lt;/sex&gt;<text:line-break/>&lt;/person&gt;</text:p>
        <text:p text:style-name="P2">2004年03月22日, 星期一 14:31 (88112)</text:p>
      </text:section>
      <text:section text:style-name="Sect1" text:name="Section2">
        <text:h text:style-name="P1" text:outline-level="1" text:is-list-header="true"><text:bookmark text:name="main1"/>怎么Groovy也有中文问题呀？</text:h>
        <text:p text:style-name="P2">  GroovyShell shell = new GroovyShell();<text:line-break/>  shell.evaluate("println(\"中文\");");</text:p>
        <text:p text:style-name="P2">冒出来4个问号。我好想打它呀！</text:p>
        <text:p text:style-name="P2"> </text:p>
        <text:p text:style-name="P3">查看了源代码，原来是为了满足某个LEX的变态要求，硬是把字符串拆成一个个char来处理。这可怎么办？</text:p>
        <text:p text:style-name="P2">2004年04月12日, 星期一 16:36 (113399)</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41:19</dc:date>
    <dc:language>en-US</dc:language>
    <meta:editing-cycles>2</meta:editing-cycles>
    <meta:editing-duration>PT16S</meta:editing-duration>
    <meta:user-defined meta:name="Info 1"/>
    <meta:user-defined meta:name="Info 2"/>
    <meta:user-defined meta:name="Info 3"/>
    <meta:user-defined meta:name="Info 4"/>
    <meta:document-statistic meta:table-count="0" meta:image-count="0" meta:object-count="0" meta:page-count="3" meta:paragraph-count="29" meta:word-count="246" meta:character-count="1484"/>
  </office:meta>
</office:document-meta>
</file>